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99">
      <number:boolean/>
    </number:boolean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 style:data-style-name="N110"/>
    <style:style style:name="ce3" style:family="table-cell" style:parent-style-name="Default" style:data-style-name="N11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106"/>
  </office:automatic-styles>
  <office:body>
    <office:spreadsheet>
      <table:calculation-settings table:automatic-find-labels="false"/>
      <table:content-validations>
        <table:content-validation table:name="val1" table:base-cell-address="Feuille1.B6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icit header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9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ow DR optimiz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9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oding rate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reamble symbols</text:p>
          </table:table-cell>
          <table:table-cell office:value-type="float" office:value="8" calcext:value-type="float">
            <text:p>8</text:p>
          </table:table-cell>
          <table:table-cell table:style-name="ce10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bandwidth</text:p>
          </table:table-cell>
          <table:table-cell table:style-name="ce6" table:content-validation-name="val1" office:value-type="float" office:value="125" calcext:value-type="float">
            <text:p>125</text:p>
          </table:table-cell>
          <table:table-cell table:style-name="ce10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sym</text:p>
          </table:table-cell>
          <table:table-cell table:formula="of:=2^[.B1]/([.$B$6])" office:value-type="float" office:value="1.024" calcext:value-type="float">
            <text:p>1,024</text:p>
          </table:table-cell>
          <table:table-cell table:formula="of:=2^[.C1]/([.$B$6])" office:value-type="float" office:value="2.048" calcext:value-type="float">
            <text:p>2,048</text:p>
          </table:table-cell>
          <table:table-cell table:formula="of:=2^[.D1]/([.$B$6])" office:value-type="float" office:value="4.096" calcext:value-type="float">
            <text:p>4,096</text:p>
          </table:table-cell>
          <table:table-cell table:formula="of:=2^[.E1]/([.$B$6])" office:value-type="float" office:value="8.192" calcext:value-type="float">
            <text:p>8,192</text:p>
          </table:table-cell>
          <table:table-cell table:formula="of:=2^[.F1]/([.$B$6])" office:value-type="float" office:value="16.384" calcext:value-type="float">
            <text:p>16,384</text:p>
          </table:table-cell>
          <table:table-cell table:formula="of:=2^[.G1]/([.$B$6])" office:value-type="float" office:value="32.768" calcext:value-type="float">
            <text:p>32,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reamble</text:p>
          </table:table-cell>
          <table:table-cell table:formula="of:=([.$B$5]+4.25)*[.B8]" office:value-type="float" office:value="12.544" calcext:value-type="float">
            <text:p>12,544</text:p>
          </table:table-cell>
          <table:table-cell table:formula="of:=([.$B$5]+4.25)*[.C8]" office:value-type="float" office:value="25.088" calcext:value-type="float">
            <text:p>25,088</text:p>
          </table:table-cell>
          <table:table-cell table:formula="of:=([.$B$5]+4.25)*[.D8]" office:value-type="float" office:value="50.176" calcext:value-type="float">
            <text:p>50,176</text:p>
          </table:table-cell>
          <table:table-cell table:formula="of:=([.$B$5]+4.25)*[.E8]" office:value-type="float" office:value="100.352" calcext:value-type="float">
            <text:p>100,352</text:p>
          </table:table-cell>
          <table:table-cell table:formula="of:=([.$B$5]+4.25)*[.F8]" office:value-type="float" office:value="200.704" calcext:value-type="float">
            <text:p>200,704</text:p>
          </table:table-cell>
          <table:table-cell table:formula="of:=([.$B$5]+4.25)*[.G8]" office:value-type="float" office:value="401.408" calcext:value-type="float">
            <text:p>401,40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orawan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9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ayload</text:p>
          </table:table-cell>
          <table:table-cell table:style-name="ce6" office:value-type="float" office:value="12" calcext:value-type="float">
            <text:p>12</text:p>
          </table:table-cell>
          <table:table-cell table:style-name="ce10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yload symbols</text:p>
          </table:table-cell>
          <table:table-cell table:formula="of:=8+(MAX(CEILING((8*([.$B$11]*13+[.$B$12])-4*[.B1]+28+16-20*(1-[.$B$2]))/(4*([.B1]-2*[.$B$3])))*([.$B$4]);0))" office:value-type="float" office:value="48" calcext:value-type="float">
            <text:p>48</text:p>
          </table:table-cell>
          <table:table-cell table:formula="of:=8+(MAX(CEILING((8*([.$B$11]*13+[.$B$12])-4*[.C1]+28+16-20*(1-[.$B$2]))/(4*([.C1]-2*[.$B$3])))*([.$B$4]);0))" office:value-type="float" office:value="43" calcext:value-type="float">
            <text:p>43</text:p>
          </table:table-cell>
          <table:table-cell table:formula="of:=8+(MAX(CEILING((8*([.$B$11]*13+[.$B$12])-4*[.D1]+28+16-20*(1-[.$B$2]))/(4*([.D1]-2*[.$B$3])))*([.$B$4]);0))" office:value-type="float" office:value="38" calcext:value-type="float">
            <text:p>38</text:p>
          </table:table-cell>
          <table:table-cell table:formula="of:=8+(MAX(CEILING((8*([.$B$11]*13+[.$B$12])-4*[.E1]+28+16-20*(1-[.$B$2]))/(4*([.E1]-2*[.$B$3])))*([.$B$4]);0))" office:value-type="float" office:value="38" calcext:value-type="float">
            <text:p>38</text:p>
          </table:table-cell>
          <table:table-cell table:formula="of:=8+(MAX(CEILING((8*([.$B$11]*13+[.$B$12])-4*[.F1]+28+16-20*(1-[.$B$2]))/(4*([.F1]-2*[.$B$3])))*([.$B$4]);0))" office:value-type="float" office:value="33" calcext:value-type="float">
            <text:p>33</text:p>
          </table:table-cell>
          <table:table-cell table:formula="of:=8+(MAX(CEILING((8*([.$B$11]*13+[.$B$12])-4*[.G1]+28+16-20*(1-[.$B$2]))/(4*([.G1]-2*[.$B$3])))*([.$B$4]);0)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acket</text:p>
          </table:table-cell>
          <table:table-cell table:formula="of:=[.B9]+[.B14]*[.B8]" office:value-type="float" office:value="61.696" calcext:value-type="float">
            <text:p>61,696</text:p>
          </table:table-cell>
          <table:table-cell table:formula="of:=[.C9]+[.C14]*[.C8]" office:value-type="float" office:value="113.152" calcext:value-type="float">
            <text:p>113,152</text:p>
          </table:table-cell>
          <table:table-cell table:formula="of:=[.D9]+[.D14]*[.D8]" office:value-type="float" office:value="205.824" calcext:value-type="float">
            <text:p>205,824</text:p>
          </table:table-cell>
          <table:table-cell table:formula="of:=[.E9]+[.E14]*[.E8]" office:value-type="float" office:value="411.648" calcext:value-type="float">
            <text:p>411,648</text:p>
          </table:table-cell>
          <table:table-cell table:formula="of:=[.F9]+[.F14]*[.F8]" office:value-type="float" office:value="741.376" calcext:value-type="float">
            <text:p>741,376</text:p>
          </table:table-cell>
          <table:table-cell table:formula="of:=[.G9]+[.G14]*[.G8]" office:value-type="float" office:value="1482.752" calcext:value-type="float">
            <text:p>1482,75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ff</text:p>
          </table:table-cell>
          <table:table-cell table:number-columns-repeated="14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(1/[.$A21]-1)*[.B$15]" office:value-type="float" office:value="61634.304" calcext:value-type="float">
            <text:p>61 634</text:p>
          </table:table-cell>
          <table:table-cell table:style-name="ce7" table:formula="of:=(1/[.$A21]-1)*[.C$15]" office:value-type="float" office:value="113038.848" calcext:value-type="float">
            <text:p>113 039</text:p>
          </table:table-cell>
          <table:table-cell table:style-name="ce7" table:formula="of:=(1/[.$A21]-1)*[.D$15]" office:value-type="float" office:value="205618.176" calcext:value-type="float">
            <text:p>205 618</text:p>
          </table:table-cell>
          <table:table-cell table:style-name="ce7" table:formula="of:=(1/[.$A21]-1)*[.E$15]" office:value-type="float" office:value="411236.352" calcext:value-type="float">
            <text:p>411 236</text:p>
          </table:table-cell>
          <table:table-cell table:style-name="ce7" table:formula="of:=(1/[.$A21]-1)*[.F$15]" office:value-type="float" office:value="740634.624" calcext:value-type="float">
            <text:p>740 635</text:p>
          </table:table-cell>
          <table:table-cell table:style-name="ce7" table:formula="of:=(1/[.$A21]-1)*[.G$15]" office:value-type="float" office:value="1481269.248" calcext:value-type="float">
            <text:p>1 481 269</text:p>
          </table:table-cell>
          <table:table-cell table:number-columns-repeated="8"/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(1/[.$A22]-1)*[.B$15]" office:value-type="float" office:value="6107.904" calcext:value-type="float">
            <text:p>6 108</text:p>
          </table:table-cell>
          <table:table-cell table:style-name="ce7" table:formula="of:=(1/[.$A22]-1)*[.C$15]" office:value-type="float" office:value="11202.048" calcext:value-type="float">
            <text:p>11 202</text:p>
          </table:table-cell>
          <table:table-cell table:style-name="ce7" table:formula="of:=(1/[.$A22]-1)*[.D$15]" office:value-type="float" office:value="20376.576" calcext:value-type="float">
            <text:p>20 377</text:p>
          </table:table-cell>
          <table:table-cell table:style-name="ce7" table:formula="of:=(1/[.$A22]-1)*[.E$15]" office:value-type="float" office:value="40753.152" calcext:value-type="float">
            <text:p>40 753</text:p>
          </table:table-cell>
          <table:table-cell table:style-name="ce7" table:formula="of:=(1/[.$A22]-1)*[.F$15]" office:value-type="float" office:value="73396.224" calcext:value-type="float">
            <text:p>73 396</text:p>
          </table:table-cell>
          <table:table-cell table:style-name="ce7" table:formula="of:=(1/[.$A22]-1)*[.G$15]" office:value-type="float" office:value="146792.448" calcext:value-type="float">
            <text:p>146 792</text:p>
          </table:table-cell>
          <table:table-cell table:number-columns-repeated="8"/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(1/[.$A23]-1)*[.B$15]" office:value-type="float" office:value="555.264" calcext:value-type="float">
            <text:p>555</text:p>
          </table:table-cell>
          <table:table-cell table:style-name="ce7" table:formula="of:=(1/[.$A23]-1)*[.C$15]" office:value-type="float" office:value="1018.368" calcext:value-type="float">
            <text:p>1 018</text:p>
          </table:table-cell>
          <table:table-cell table:style-name="ce7" table:formula="of:=(1/[.$A23]-1)*[.D$15]" office:value-type="float" office:value="1852.416" calcext:value-type="float">
            <text:p>1 852</text:p>
          </table:table-cell>
          <table:table-cell table:style-name="ce7" table:formula="of:=(1/[.$A23]-1)*[.E$15]" office:value-type="float" office:value="3704.832" calcext:value-type="float">
            <text:p>3 705</text:p>
          </table:table-cell>
          <table:table-cell table:style-name="ce7" table:formula="of:=(1/[.$A23]-1)*[.F$15]" office:value-type="float" office:value="6672.384" calcext:value-type="float">
            <text:p>6 672</text:p>
          </table:table-cell>
          <table:table-cell table:style-name="ce7" table:formula="of:=(1/[.$A23]-1)*[.G$15]" office:value-type="float" office:value="13344.768" calcext:value-type="float">
            <text:p>13 345</text:p>
          </table:table-cell>
          <table:table-cell table:number-columns-repeated="8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(1/[.$A24]-1)*[.B$15]" office:value-type="float" office:value="0" calcext:value-type="float">
            <text:p>0</text:p>
          </table:table-cell>
          <table:table-cell table:style-name="ce7" table:formula="of:=(1/[.$A24]-1)*[.C$15]" office:value-type="float" office:value="0" calcext:value-type="float">
            <text:p>0</text:p>
          </table:table-cell>
          <table:table-cell table:style-name="ce7" table:formula="of:=(1/[.$A24]-1)*[.D$15]" office:value-type="float" office:value="0" calcext:value-type="float">
            <text:p>0</text:p>
          </table:table-cell>
          <table:table-cell table:style-name="ce7" table:formula="of:=(1/[.$A24]-1)*[.E$15]" office:value-type="float" office:value="0" calcext:value-type="float">
            <text:p>0</text:p>
          </table:table-cell>
          <table:table-cell table:style-name="ce7" table:formula="of:=(1/[.$A24]-1)*[.F$15]" office:value-type="float" office:value="0" calcext:value-type="float">
            <text:p>0</text:p>
          </table:table-cell>
          <table:table-cell table:style-name="ce7" table:formula="of:=(1/[.$A24]-1)*[.G$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sg/h</text:p>
          </table:table-cell>
          <table:table-cell table:number-columns-repeated="7"/>
          <table:table-cell office:value-type="string" calcext:value-type="string">
            <text:p>bytes/h</text:p>
          </table:table-cell>
          <table:table-cell table:number-columns-repeated="6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1000*3600/(1/[.$A27]*[.B$15])" office:value-type="float" office:value="58.350622406639" calcext:value-type="float">
            <text:p>58</text:p>
          </table:table-cell>
          <table:table-cell table:style-name="ce7" table:formula="of:=1000*3600/(1/[.$A27]*[.C$15])" office:value-type="float" office:value="31.8156108597285" calcext:value-type="float">
            <text:p>32</text:p>
          </table:table-cell>
          <table:table-cell table:style-name="ce7" table:formula="of:=1000*3600/(1/[.$A27]*[.D$15])" office:value-type="float" office:value="17.490671641791" calcext:value-type="float">
            <text:p>17</text:p>
          </table:table-cell>
          <table:table-cell table:style-name="ce7" table:formula="of:=1000*3600/(1/[.$A27]*[.E$15])" office:value-type="float" office:value="8.74533582089552" calcext:value-type="float">
            <text:p>9</text:p>
          </table:table-cell>
          <table:table-cell table:style-name="ce7" table:formula="of:=1000*3600/(1/[.$A27]*[.F$15])" office:value-type="float" office:value="4.85583563535912" calcext:value-type="float">
            <text:p>5</text:p>
          </table:table-cell>
          <table:table-cell table:style-name="ce7" table:formula="of:=1000*3600/(1/[.$A27]*[.G$15])" office:value-type="float" office:value="2.42791781767956" calcext:value-type="float">
            <text:p>2</text:p>
          </table:table-cell>
          <table:table-cell table:number-columns-repeated="2"/>
          <table:table-cell table:style-name="ce11" table:formula="of:=[.$B$12]*FLOOR([.B27])" office:value-type="float" office:value="696" calcext:value-type="float">
            <text:p>696,00E+00</text:p>
          </table:table-cell>
          <table:table-cell table:style-name="ce11" table:formula="of:=[.$B$12]*FLOOR([.C27])" office:value-type="float" office:value="372" calcext:value-type="float">
            <text:p>372,00E+00</text:p>
          </table:table-cell>
          <table:table-cell table:style-name="ce11" table:formula="of:=[.$B$12]*FLOOR([.D27])" office:value-type="float" office:value="204" calcext:value-type="float">
            <text:p>204,00E+00</text:p>
          </table:table-cell>
          <table:table-cell table:style-name="ce11" table:formula="of:=[.$B$12]*FLOOR([.E27])" office:value-type="float" office:value="96" calcext:value-type="float">
            <text:p>96,00E+00</text:p>
          </table:table-cell>
          <table:table-cell table:style-name="ce11" table:formula="of:=[.$B$12]*FLOOR([.F27])" office:value-type="float" office:value="48" calcext:value-type="float">
            <text:p>48,00E+00</text:p>
          </table:table-cell>
          <table:table-cell table:style-name="ce11" table:formula="of:=[.$B$12]*FLOOR([.G27])" office:value-type="float" office:value="24" calcext:value-type="float">
            <text:p>24,00E+00</text:p>
          </table:table-cell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1000*3600/(1/[.$A28]*[.B$15])" office:value-type="float" office:value="583.50622406639" calcext:value-type="float">
            <text:p>584</text:p>
          </table:table-cell>
          <table:table-cell table:style-name="ce7" table:formula="of:=1000*3600/(1/[.$A28]*[.C$15])" office:value-type="float" office:value="318.156108597285" calcext:value-type="float">
            <text:p>318</text:p>
          </table:table-cell>
          <table:table-cell table:style-name="ce7" table:formula="of:=1000*3600/(1/[.$A28]*[.D$15])" office:value-type="float" office:value="174.90671641791" calcext:value-type="float">
            <text:p>175</text:p>
          </table:table-cell>
          <table:table-cell table:style-name="ce7" table:formula="of:=1000*3600/(1/[.$A28]*[.E$15])" office:value-type="float" office:value="87.4533582089552" calcext:value-type="float">
            <text:p>87</text:p>
          </table:table-cell>
          <table:table-cell table:style-name="ce7" table:formula="of:=1000*3600/(1/[.$A28]*[.F$15])" office:value-type="float" office:value="48.5583563535912" calcext:value-type="float">
            <text:p>49</text:p>
          </table:table-cell>
          <table:table-cell table:style-name="ce7" table:formula="of:=1000*3600/(1/[.$A28]*[.G$15])" office:value-type="float" office:value="24.2791781767956" calcext:value-type="float">
            <text:p>24</text:p>
          </table:table-cell>
          <table:table-cell table:number-columns-repeated="2"/>
          <table:table-cell table:style-name="ce11" table:formula="of:=[.$B$12]*FLOOR([.B28])" office:value-type="float" office:value="6996" calcext:value-type="float">
            <text:p>7,00E+03</text:p>
          </table:table-cell>
          <table:table-cell table:style-name="ce11" table:formula="of:=[.$B$12]*FLOOR([.C28])" office:value-type="float" office:value="3816" calcext:value-type="float">
            <text:p>3,82E+03</text:p>
          </table:table-cell>
          <table:table-cell table:style-name="ce11" table:formula="of:=[.$B$12]*FLOOR([.D28])" office:value-type="float" office:value="2088" calcext:value-type="float">
            <text:p>2,09E+03</text:p>
          </table:table-cell>
          <table:table-cell table:style-name="ce11" table:formula="of:=[.$B$12]*FLOOR([.E28])" office:value-type="float" office:value="1044" calcext:value-type="float">
            <text:p>1,04E+03</text:p>
          </table:table-cell>
          <table:table-cell table:style-name="ce11" table:formula="of:=[.$B$12]*FLOOR([.F28])" office:value-type="float" office:value="576" calcext:value-type="float">
            <text:p>576,00E+00</text:p>
          </table:table-cell>
          <table:table-cell table:style-name="ce11" table:formula="of:=[.$B$12]*FLOOR([.G28])" office:value-type="float" office:value="288" calcext:value-type="float">
            <text:p>288,00E+00</text:p>
          </table:table-cell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1000*3600/(1/[.$A29]*[.B$15])" office:value-type="float" office:value="5835.0622406639" calcext:value-type="float">
            <text:p>5 835</text:p>
          </table:table-cell>
          <table:table-cell table:style-name="ce7" table:formula="of:=1000*3600/(1/[.$A29]*[.C$15])" office:value-type="float" office:value="3181.56108597285" calcext:value-type="float">
            <text:p>3 182</text:p>
          </table:table-cell>
          <table:table-cell table:style-name="ce7" table:formula="of:=1000*3600/(1/[.$A29]*[.D$15])" office:value-type="float" office:value="1749.0671641791" calcext:value-type="float">
            <text:p>1 749</text:p>
          </table:table-cell>
          <table:table-cell table:style-name="ce7" table:formula="of:=1000*3600/(1/[.$A29]*[.E$15])" office:value-type="float" office:value="874.533582089552" calcext:value-type="float">
            <text:p>875</text:p>
          </table:table-cell>
          <table:table-cell table:style-name="ce7" table:formula="of:=1000*3600/(1/[.$A29]*[.F$15])" office:value-type="float" office:value="485.583563535912" calcext:value-type="float">
            <text:p>486</text:p>
          </table:table-cell>
          <table:table-cell table:style-name="ce7" table:formula="of:=1000*3600/(1/[.$A29]*[.G$15])" office:value-type="float" office:value="242.791781767956" calcext:value-type="float">
            <text:p>243</text:p>
          </table:table-cell>
          <table:table-cell table:number-columns-repeated="2"/>
          <table:table-cell table:style-name="ce11" table:formula="of:=[.$B$12]*FLOOR([.B29])" office:value-type="float" office:value="70020" calcext:value-type="float">
            <text:p>70,02E+03</text:p>
          </table:table-cell>
          <table:table-cell table:style-name="ce11" table:formula="of:=[.$B$12]*FLOOR([.C29])" office:value-type="float" office:value="38172" calcext:value-type="float">
            <text:p>38,17E+03</text:p>
          </table:table-cell>
          <table:table-cell table:style-name="ce11" table:formula="of:=[.$B$12]*FLOOR([.D29])" office:value-type="float" office:value="20988" calcext:value-type="float">
            <text:p>20,99E+03</text:p>
          </table:table-cell>
          <table:table-cell table:style-name="ce11" table:formula="of:=[.$B$12]*FLOOR([.E29])" office:value-type="float" office:value="10488" calcext:value-type="float">
            <text:p>10,49E+03</text:p>
          </table:table-cell>
          <table:table-cell table:style-name="ce11" table:formula="of:=[.$B$12]*FLOOR([.F29])" office:value-type="float" office:value="5820" calcext:value-type="float">
            <text:p>5,82E+03</text:p>
          </table:table-cell>
          <table:table-cell table:style-name="ce11" table:formula="of:=[.$B$12]*FLOOR([.G29])" office:value-type="float" office:value="2904" calcext:value-type="float">
            <text:p>2,90E+03</text:p>
          </table:table-cell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1000*3600/(1/[.$A30]*[.B$15])" office:value-type="float" office:value="58350.622406639" calcext:value-type="float">
            <text:p>58 351</text:p>
          </table:table-cell>
          <table:table-cell table:style-name="ce7" table:formula="of:=1000*3600/(1/[.$A30]*[.C$15])" office:value-type="float" office:value="31815.6108597285" calcext:value-type="float">
            <text:p>31 816</text:p>
          </table:table-cell>
          <table:table-cell table:style-name="ce7" table:formula="of:=1000*3600/(1/[.$A30]*[.D$15])" office:value-type="float" office:value="17490.671641791" calcext:value-type="float">
            <text:p>17 491</text:p>
          </table:table-cell>
          <table:table-cell table:style-name="ce7" table:formula="of:=1000*3600/(1/[.$A30]*[.E$15])" office:value-type="float" office:value="8745.33582089552" calcext:value-type="float">
            <text:p>8 745</text:p>
          </table:table-cell>
          <table:table-cell table:style-name="ce7" table:formula="of:=1000*3600/(1/[.$A30]*[.F$15])" office:value-type="float" office:value="4855.83563535912" calcext:value-type="float">
            <text:p>4 856</text:p>
          </table:table-cell>
          <table:table-cell table:style-name="ce7" table:formula="of:=1000*3600/(1/[.$A30]*[.G$15])" office:value-type="float" office:value="2427.91781767956" calcext:value-type="float">
            <text:p>2 428</text:p>
          </table:table-cell>
          <table:table-cell table:number-columns-repeated="2"/>
          <table:table-cell table:style-name="ce11" table:formula="of:=[.$B$12]*FLOOR([.B30])" office:value-type="float" office:value="700200" calcext:value-type="float">
            <text:p>700,20E+03</text:p>
          </table:table-cell>
          <table:table-cell table:style-name="ce11" table:formula="of:=[.$B$12]*FLOOR([.C30])" office:value-type="float" office:value="381780" calcext:value-type="float">
            <text:p>381,78E+03</text:p>
          </table:table-cell>
          <table:table-cell table:style-name="ce11" table:formula="of:=[.$B$12]*FLOOR([.D30])" office:value-type="float" office:value="209880" calcext:value-type="float">
            <text:p>209,88E+03</text:p>
          </table:table-cell>
          <table:table-cell table:style-name="ce11" table:formula="of:=[.$B$12]*FLOOR([.E30])" office:value-type="float" office:value="104940" calcext:value-type="float">
            <text:p>104,94E+03</text:p>
          </table:table-cell>
          <table:table-cell table:style-name="ce11" table:formula="of:=[.$B$12]*FLOOR([.F30])" office:value-type="float" office:value="58260" calcext:value-type="float">
            <text:p>58,26E+03</text:p>
          </table:table-cell>
          <table:table-cell table:style-name="ce11" table:formula="of:=[.$B$12]*FLOOR([.G30])" office:value-type="float" office:value="29124" calcext:value-type="float">
            <text:p>29,12E+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/j</text:p>
          </table:table-cell>
          <table:table-cell table:number-columns-repeated="7"/>
          <table:table-cell office:value-type="string" calcext:value-type="string">
            <text:p>bytes/j</text:p>
          </table:table-cell>
          <table:table-cell table:number-columns-repeated="6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1000*3600*24/(1/[.$A33]*[.B$15])" office:value-type="float" office:value="1400.41493775934" calcext:value-type="float">
            <text:p>1 400</text:p>
          </table:table-cell>
          <table:table-cell table:style-name="ce7" table:formula="of:=1000*3600*24/(1/[.$A33]*[.C$15])" office:value-type="float" office:value="763.574660633484" calcext:value-type="float">
            <text:p>764</text:p>
          </table:table-cell>
          <table:table-cell table:style-name="ce7" table:formula="of:=1000*3600*24/(1/[.$A33]*[.D$15])" office:value-type="float" office:value="419.776119402985" calcext:value-type="float">
            <text:p>420</text:p>
          </table:table-cell>
          <table:table-cell table:style-name="ce7" table:formula="of:=1000*3600*24/(1/[.$A33]*[.E$15])" office:value-type="float" office:value="209.888059701493" calcext:value-type="float">
            <text:p>210</text:p>
          </table:table-cell>
          <table:table-cell table:style-name="ce7" table:formula="of:=1000*3600*24/(1/[.$A33]*[.F$15])" office:value-type="float" office:value="116.540055248619" calcext:value-type="float">
            <text:p>117</text:p>
          </table:table-cell>
          <table:table-cell table:style-name="ce7" table:formula="of:=1000*3600*24/(1/[.$A33]*[.G$15])" office:value-type="float" office:value="58.2700276243094" calcext:value-type="float">
            <text:p>58</text:p>
          </table:table-cell>
          <table:table-cell table:number-columns-repeated="2"/>
          <table:table-cell table:style-name="ce11" table:formula="of:=[.$B$12]*FLOOR([.B33])" office:value-type="float" office:value="16800" calcext:value-type="float">
            <text:p>16,80E+03</text:p>
          </table:table-cell>
          <table:table-cell table:style-name="ce11" table:formula="of:=[.$B$12]*FLOOR([.C33])" office:value-type="float" office:value="9156" calcext:value-type="float">
            <text:p>9,16E+03</text:p>
          </table:table-cell>
          <table:table-cell table:style-name="ce11" table:formula="of:=[.$B$12]*FLOOR([.D33])" office:value-type="float" office:value="5028" calcext:value-type="float">
            <text:p>5,03E+03</text:p>
          </table:table-cell>
          <table:table-cell table:style-name="ce11" table:formula="of:=[.$B$12]*FLOOR([.E33])" office:value-type="float" office:value="2508" calcext:value-type="float">
            <text:p>2,51E+03</text:p>
          </table:table-cell>
          <table:table-cell table:style-name="ce11" table:formula="of:=[.$B$12]*FLOOR([.F33])" office:value-type="float" office:value="1392" calcext:value-type="float">
            <text:p>1,39E+03</text:p>
          </table:table-cell>
          <table:table-cell table:style-name="ce11" table:formula="of:=[.$B$12]*FLOOR([.G33])" office:value-type="float" office:value="696" calcext:value-type="float">
            <text:p>696,00E+00</text:p>
          </table:table-cell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1000*3600*24/(1/[.$A34]*[.B$15])" office:value-type="float" office:value="14004.1493775934" calcext:value-type="float">
            <text:p>14 004</text:p>
          </table:table-cell>
          <table:table-cell table:style-name="ce7" table:formula="of:=1000*3600*24/(1/[.$A34]*[.C$15])" office:value-type="float" office:value="7635.74660633484" calcext:value-type="float">
            <text:p>7 636</text:p>
          </table:table-cell>
          <table:table-cell table:style-name="ce7" table:formula="of:=1000*3600*24/(1/[.$A34]*[.D$15])" office:value-type="float" office:value="4197.76119402985" calcext:value-type="float">
            <text:p>4 198</text:p>
          </table:table-cell>
          <table:table-cell table:style-name="ce7" table:formula="of:=1000*3600*24/(1/[.$A34]*[.E$15])" office:value-type="float" office:value="2098.88059701492" calcext:value-type="float">
            <text:p>2 099</text:p>
          </table:table-cell>
          <table:table-cell table:style-name="ce7" table:formula="of:=1000*3600*24/(1/[.$A34]*[.F$15])" office:value-type="float" office:value="1165.40055248619" calcext:value-type="float">
            <text:p>1 165</text:p>
          </table:table-cell>
          <table:table-cell table:style-name="ce7" table:formula="of:=1000*3600*24/(1/[.$A34]*[.G$15])" office:value-type="float" office:value="582.700276243094" calcext:value-type="float">
            <text:p>583</text:p>
          </table:table-cell>
          <table:table-cell table:number-columns-repeated="2"/>
          <table:table-cell table:style-name="ce11" table:formula="of:=[.$B$12]*FLOOR([.B34])" office:value-type="float" office:value="168048" calcext:value-type="float">
            <text:p>168,05E+03</text:p>
          </table:table-cell>
          <table:table-cell table:style-name="ce11" table:formula="of:=[.$B$12]*FLOOR([.C34])" office:value-type="float" office:value="91620" calcext:value-type="float">
            <text:p>91,62E+03</text:p>
          </table:table-cell>
          <table:table-cell table:style-name="ce11" table:formula="of:=[.$B$12]*FLOOR([.D34])" office:value-type="float" office:value="50364" calcext:value-type="float">
            <text:p>50,36E+03</text:p>
          </table:table-cell>
          <table:table-cell table:style-name="ce11" table:formula="of:=[.$B$12]*FLOOR([.E34])" office:value-type="float" office:value="25176" calcext:value-type="float">
            <text:p>25,18E+03</text:p>
          </table:table-cell>
          <table:table-cell table:style-name="ce11" table:formula="of:=[.$B$12]*FLOOR([.F34])" office:value-type="float" office:value="13980" calcext:value-type="float">
            <text:p>13,98E+03</text:p>
          </table:table-cell>
          <table:table-cell table:style-name="ce11" table:formula="of:=[.$B$12]*FLOOR([.G34])" office:value-type="float" office:value="6984" calcext:value-type="float">
            <text:p>6,98E+03</text:p>
          </table:table-cell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1000*3600*24/(1/[.$A35]*[.B$15])" office:value-type="float" office:value="140041.493775934" calcext:value-type="float">
            <text:p>140 041</text:p>
          </table:table-cell>
          <table:table-cell table:style-name="ce7" table:formula="of:=1000*3600*24/(1/[.$A35]*[.C$15])" office:value-type="float" office:value="76357.4660633484" calcext:value-type="float">
            <text:p>76 357</text:p>
          </table:table-cell>
          <table:table-cell table:style-name="ce7" table:formula="of:=1000*3600*24/(1/[.$A35]*[.D$15])" office:value-type="float" office:value="41977.6119402985" calcext:value-type="float">
            <text:p>41 978</text:p>
          </table:table-cell>
          <table:table-cell table:style-name="ce7" table:formula="of:=1000*3600*24/(1/[.$A35]*[.E$15])" office:value-type="float" office:value="20988.8059701493" calcext:value-type="float">
            <text:p>20 989</text:p>
          </table:table-cell>
          <table:table-cell table:style-name="ce7" table:formula="of:=1000*3600*24/(1/[.$A35]*[.F$15])" office:value-type="float" office:value="11654.0055248619" calcext:value-type="float">
            <text:p>11 654</text:p>
          </table:table-cell>
          <table:table-cell table:style-name="ce7" table:formula="of:=1000*3600*24/(1/[.$A35]*[.G$15])" office:value-type="float" office:value="5827.00276243094" calcext:value-type="float">
            <text:p>5 827</text:p>
          </table:table-cell>
          <table:table-cell table:number-columns-repeated="2"/>
          <table:table-cell table:style-name="ce11" table:formula="of:=[.$B$12]*FLOOR([.B35])" office:value-type="float" office:value="1680492" calcext:value-type="float">
            <text:p>1,68E+06</text:p>
          </table:table-cell>
          <table:table-cell table:style-name="ce11" table:formula="of:=[.$B$12]*FLOOR([.C35])" office:value-type="float" office:value="916284" calcext:value-type="float">
            <text:p>916,28E+03</text:p>
          </table:table-cell>
          <table:table-cell table:style-name="ce11" table:formula="of:=[.$B$12]*FLOOR([.D35])" office:value-type="float" office:value="503724" calcext:value-type="float">
            <text:p>503,72E+03</text:p>
          </table:table-cell>
          <table:table-cell table:style-name="ce11" table:formula="of:=[.$B$12]*FLOOR([.E35])" office:value-type="float" office:value="251856" calcext:value-type="float">
            <text:p>251,86E+03</text:p>
          </table:table-cell>
          <table:table-cell table:style-name="ce11" table:formula="of:=[.$B$12]*FLOOR([.F35])" office:value-type="float" office:value="139848" calcext:value-type="float">
            <text:p>139,85E+03</text:p>
          </table:table-cell>
          <table:table-cell table:style-name="ce11" table:formula="of:=[.$B$12]*FLOOR([.G35])" office:value-type="float" office:value="69924" calcext:value-type="float">
            <text:p>69,92E+03</text:p>
          </table:table-cell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1000*3600*24/(1/[.$A36]*[.B$15])" office:value-type="float" office:value="1400414.93775934" calcext:value-type="float">
            <text:p>1 400 415</text:p>
          </table:table-cell>
          <table:table-cell table:style-name="ce7" table:formula="of:=1000*3600*24/(1/[.$A36]*[.C$15])" office:value-type="float" office:value="763574.660633484" calcext:value-type="float">
            <text:p>763 575</text:p>
          </table:table-cell>
          <table:table-cell table:style-name="ce7" table:formula="of:=1000*3600*24/(1/[.$A36]*[.D$15])" office:value-type="float" office:value="419776.119402985" calcext:value-type="float">
            <text:p>419 776</text:p>
          </table:table-cell>
          <table:table-cell table:style-name="ce7" table:formula="of:=1000*3600*24/(1/[.$A36]*[.E$15])" office:value-type="float" office:value="209888.059701493" calcext:value-type="float">
            <text:p>209 888</text:p>
          </table:table-cell>
          <table:table-cell table:style-name="ce7" table:formula="of:=1000*3600*24/(1/[.$A36]*[.F$15])" office:value-type="float" office:value="116540.055248619" calcext:value-type="float">
            <text:p>116 540</text:p>
          </table:table-cell>
          <table:table-cell table:style-name="ce7" table:formula="of:=1000*3600*24/(1/[.$A36]*[.G$15])" office:value-type="float" office:value="58270.0276243094" calcext:value-type="float">
            <text:p>58 270</text:p>
          </table:table-cell>
          <table:table-cell table:number-columns-repeated="2"/>
          <table:table-cell table:style-name="ce11" table:formula="of:=[.$B$12]*FLOOR([.B36])" office:value-type="float" office:value="16804968" calcext:value-type="float">
            <text:p>16,80E+06</text:p>
          </table:table-cell>
          <table:table-cell table:style-name="ce11" table:formula="of:=[.$B$12]*FLOOR([.C36])" office:value-type="float" office:value="9162888" calcext:value-type="float">
            <text:p>9,16E+06</text:p>
          </table:table-cell>
          <table:table-cell table:style-name="ce11" table:formula="of:=[.$B$12]*FLOOR([.D36])" office:value-type="float" office:value="5037312" calcext:value-type="float">
            <text:p>5,04E+06</text:p>
          </table:table-cell>
          <table:table-cell table:style-name="ce11" table:formula="of:=[.$B$12]*FLOOR([.E36])" office:value-type="float" office:value="2518656" calcext:value-type="float">
            <text:p>2,52E+06</text:p>
          </table:table-cell>
          <table:table-cell table:style-name="ce11" table:formula="of:=[.$B$12]*FLOOR([.F36])" office:value-type="float" office:value="1398480" calcext:value-type="float">
            <text:p>1,40E+06</text:p>
          </table:table-cell>
          <table:table-cell table:style-name="ce11" table:formula="of:=[.$B$12]*FLOOR([.G36])" office:value-type="float" office:value="699240" calcext:value-type="float">
            <text:p>699,24E+0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Fair us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it</text:p>
          </table:table-cell>
          <table:table-cell table:style-name="ce8" office:value-type="percentage" office:value="0.5" calcext:value-type="percentage">
            <text:p>50,0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 (sec)</text:p>
          </table:table-cell>
          <table:table-cell table:style-name="ce6" office:value-type="float" office:value="86400" calcext:value-type="float">
            <text:p>864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/period</text:p>
          </table:table-cell>
          <table:table-cell table:number-columns-repeated="7"/>
          <table:table-cell office:value-type="string" calcext:value-type="string">
            <text:p>fair use ti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41]*[.$B$42]*[.$B$43]/[.$A46]/([.B$15]/1000))" office:value-type="float" office:value="5601659" calcext:value-type="float">
            <text:p>5601659</text:p>
          </table:table-cell>
          <table:table-cell table:formula="of:=FLOOR([.$B$41]*[.$B$42]*[.$B$43]/[.$A46]/([.C$15]/1000))" office:value-type="float" office:value="3054298" calcext:value-type="float">
            <text:p>3054298</text:p>
          </table:table-cell>
          <table:table-cell table:formula="of:=FLOOR([.$B$41]*[.$B$42]*[.$B$43]/[.$A46]/([.D$15]/1000))" office:value-type="float" office:value="1679104" calcext:value-type="float">
            <text:p>1679104</text:p>
          </table:table-cell>
          <table:table-cell table:formula="of:=FLOOR([.$B$41]*[.$B$42]*[.$B$43]/[.$A46]/([.E$15]/1000))" office:value-type="float" office:value="839552" calcext:value-type="float">
            <text:p>839552</text:p>
          </table:table-cell>
          <table:table-cell table:formula="of:=FLOOR([.$B$41]*[.$B$42]*[.$B$43]/[.$A46]/([.F$15]/1000))" office:value-type="float" office:value="466160" calcext:value-type="float">
            <text:p>466160</text:p>
          </table:table-cell>
          <table:table-cell table:formula="of:=FLOOR([.$B$41]*[.$B$42]*[.$B$43]/[.$A46]/([.G$15]/1000))" office:value-type="float" office:value="233080" calcext:value-type="float">
            <text:p>233080</text:p>
          </table:table-cell>
          <table:table-cell/>
          <table:table-cell table:formula="of:=[.$B$41]*[.$B$42]*[.$B$43]/[.$A46]" office:value-type="float" office:value="345600" calcext:value-type="float">
            <text:p>3456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B$41]*[.$B$42]*[.$B$43]/[.$A47]/([.B$15]/1000))" office:value-type="float" office:value="2800829" calcext:value-type="float">
            <text:p>2800829</text:p>
          </table:table-cell>
          <table:table-cell table:formula="of:=FLOOR([.$B$41]*[.$B$42]*[.$B$43]/[.$A47]/([.C$15]/1000))" office:value-type="float" office:value="1527149" calcext:value-type="float">
            <text:p>1527149</text:p>
          </table:table-cell>
          <table:table-cell table:formula="of:=FLOOR([.$B$41]*[.$B$42]*[.$B$43]/[.$A47]/([.D$15]/1000))" office:value-type="float" office:value="839552" calcext:value-type="float">
            <text:p>839552</text:p>
          </table:table-cell>
          <table:table-cell table:formula="of:=FLOOR([.$B$41]*[.$B$42]*[.$B$43]/[.$A47]/([.E$15]/1000))" office:value-type="float" office:value="419776" calcext:value-type="float">
            <text:p>419776</text:p>
          </table:table-cell>
          <table:table-cell table:formula="of:=FLOOR([.$B$41]*[.$B$42]*[.$B$43]/[.$A47]/([.F$15]/1000))" office:value-type="float" office:value="233080" calcext:value-type="float">
            <text:p>233080</text:p>
          </table:table-cell>
          <table:table-cell table:formula="of:=FLOOR([.$B$41]*[.$B$42]*[.$B$43]/[.$A47]/([.G$15]/1000))" office:value-type="float" office:value="116540" calcext:value-type="float">
            <text:p>116540</text:p>
          </table:table-cell>
          <table:table-cell/>
          <table:table-cell table:formula="of:=[.$B$41]*[.$B$42]*[.$B$43]/[.$A47]" office:value-type="float" office:value="172800" calcext:value-type="float">
            <text:p>1728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41]*[.$B$42]*[.$B$43]/[.$A48]/([.B$15]/1000))" office:value-type="float" office:value="1120331" calcext:value-type="float">
            <text:p>1120331</text:p>
          </table:table-cell>
          <table:table-cell table:formula="of:=FLOOR([.$B$41]*[.$B$42]*[.$B$43]/[.$A48]/([.C$15]/1000))" office:value-type="float" office:value="610859" calcext:value-type="float">
            <text:p>610859</text:p>
          </table:table-cell>
          <table:table-cell table:formula="of:=FLOOR([.$B$41]*[.$B$42]*[.$B$43]/[.$A48]/([.D$15]/1000))" office:value-type="float" office:value="335820" calcext:value-type="float">
            <text:p>335820</text:p>
          </table:table-cell>
          <table:table-cell table:formula="of:=FLOOR([.$B$41]*[.$B$42]*[.$B$43]/[.$A48]/([.E$15]/1000))" office:value-type="float" office:value="167910" calcext:value-type="float">
            <text:p>167910</text:p>
          </table:table-cell>
          <table:table-cell table:formula="of:=FLOOR([.$B$41]*[.$B$42]*[.$B$43]/[.$A48]/([.F$15]/1000))" office:value-type="float" office:value="93232" calcext:value-type="float">
            <text:p>93232</text:p>
          </table:table-cell>
          <table:table-cell table:formula="of:=FLOOR([.$B$41]*[.$B$42]*[.$B$43]/[.$A48]/([.G$15]/1000))" office:value-type="float" office:value="46616" calcext:value-type="float">
            <text:p>46616</text:p>
          </table:table-cell>
          <table:table-cell/>
          <table:table-cell table:formula="of:=[.$B$41]*[.$B$42]*[.$B$43]/[.$A48]" office:value-type="float" office:value="69120" calcext:value-type="float">
            <text:p>6912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B$41]*[.$B$42]*[.$B$43]/[.$A49]/([.B$15]/1000))" office:value-type="float" office:value="560165" calcext:value-type="float">
            <text:p>560165</text:p>
          </table:table-cell>
          <table:table-cell table:formula="of:=FLOOR([.$B$41]*[.$B$42]*[.$B$43]/[.$A49]/([.C$15]/1000))" office:value-type="float" office:value="305429" calcext:value-type="float">
            <text:p>305429</text:p>
          </table:table-cell>
          <table:table-cell table:formula="of:=FLOOR([.$B$41]*[.$B$42]*[.$B$43]/[.$A49]/([.D$15]/1000))" office:value-type="float" office:value="167910" calcext:value-type="float">
            <text:p>167910</text:p>
          </table:table-cell>
          <table:table-cell table:formula="of:=FLOOR([.$B$41]*[.$B$42]*[.$B$43]/[.$A49]/([.E$15]/1000))" office:value-type="float" office:value="83955" calcext:value-type="float">
            <text:p>83955</text:p>
          </table:table-cell>
          <table:table-cell table:formula="of:=FLOOR([.$B$41]*[.$B$42]*[.$B$43]/[.$A49]/([.F$15]/1000))" office:value-type="float" office:value="46616" calcext:value-type="float">
            <text:p>46616</text:p>
          </table:table-cell>
          <table:table-cell table:formula="of:=FLOOR([.$B$41]*[.$B$42]*[.$B$43]/[.$A49]/([.G$15]/1000))" office:value-type="float" office:value="23308" calcext:value-type="float">
            <text:p>23308</text:p>
          </table:table-cell>
          <table:table-cell/>
          <table:table-cell table:formula="of:=[.$B$41]*[.$B$42]*[.$B$43]/[.$A49]" office:value-type="float" office:value="34560" calcext:value-type="float">
            <text:p>3456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B$41]*[.$B$42]*[.$B$43]/[.$A50]/([.B$15]/1000))" office:value-type="float" office:value="280082" calcext:value-type="float">
            <text:p>280082</text:p>
          </table:table-cell>
          <table:table-cell table:formula="of:=FLOOR([.$B$41]*[.$B$42]*[.$B$43]/[.$A50]/([.C$15]/1000))" office:value-type="float" office:value="152714" calcext:value-type="float">
            <text:p>152714</text:p>
          </table:table-cell>
          <table:table-cell table:formula="of:=FLOOR([.$B$41]*[.$B$42]*[.$B$43]/[.$A50]/([.D$15]/1000))" office:value-type="float" office:value="83955" calcext:value-type="float">
            <text:p>83955</text:p>
          </table:table-cell>
          <table:table-cell table:formula="of:=FLOOR([.$B$41]*[.$B$42]*[.$B$43]/[.$A50]/([.E$15]/1000))" office:value-type="float" office:value="41977" calcext:value-type="float">
            <text:p>41977</text:p>
          </table:table-cell>
          <table:table-cell table:formula="of:=FLOOR([.$B$41]*[.$B$42]*[.$B$43]/[.$A50]/([.F$15]/1000))" office:value-type="float" office:value="23308" calcext:value-type="float">
            <text:p>23308</text:p>
          </table:table-cell>
          <table:table-cell table:formula="of:=FLOOR([.$B$41]*[.$B$42]*[.$B$43]/[.$A50]/([.G$15]/1000))" office:value-type="float" office:value="11654" calcext:value-type="float">
            <text:p>11654</text:p>
          </table:table-cell>
          <table:table-cell/>
          <table:table-cell table:formula="of:=[.$B$41]*[.$B$42]*[.$B$43]/[.$A50]" office:value-type="float" office:value="17280" calcext:value-type="float">
            <text:p>1728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B$41]*[.$B$42]*[.$B$43]/[.$A51]/([.B$15]/1000))" office:value-type="float" office:value="112033" calcext:value-type="float">
            <text:p>112033</text:p>
          </table:table-cell>
          <table:table-cell table:formula="of:=FLOOR([.$B$41]*[.$B$42]*[.$B$43]/[.$A51]/([.C$15]/1000))" office:value-type="float" office:value="61085" calcext:value-type="float">
            <text:p>61085</text:p>
          </table:table-cell>
          <table:table-cell table:formula="of:=FLOOR([.$B$41]*[.$B$42]*[.$B$43]/[.$A51]/([.D$15]/1000))" office:value-type="float" office:value="33582" calcext:value-type="float">
            <text:p>33582</text:p>
          </table:table-cell>
          <table:table-cell table:formula="of:=FLOOR([.$B$41]*[.$B$42]*[.$B$43]/[.$A51]/([.E$15]/1000))" office:value-type="float" office:value="16791" calcext:value-type="float">
            <text:p>16791</text:p>
          </table:table-cell>
          <table:table-cell table:formula="of:=FLOOR([.$B$41]*[.$B$42]*[.$B$43]/[.$A51]/([.F$15]/1000))" office:value-type="float" office:value="9323" calcext:value-type="float">
            <text:p>9323</text:p>
          </table:table-cell>
          <table:table-cell table:formula="of:=FLOOR([.$B$41]*[.$B$42]*[.$B$43]/[.$A51]/([.G$15]/1000))" office:value-type="float" office:value="4661" calcext:value-type="float">
            <text:p>4661</text:p>
          </table:table-cell>
          <table:table-cell/>
          <table:table-cell table:formula="of:=[.$B$41]*[.$B$42]*[.$B$43]/[.$A51]" office:value-type="float" office:value="6912" calcext:value-type="float">
            <text:p>691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B$41]*[.$B$42]*[.$B$43]/[.$A52]/([.B$15]/1000))" office:value-type="float" office:value="56016" calcext:value-type="float">
            <text:p>56016</text:p>
          </table:table-cell>
          <table:table-cell table:formula="of:=FLOOR([.$B$41]*[.$B$42]*[.$B$43]/[.$A52]/([.C$15]/1000))" office:value-type="float" office:value="30542" calcext:value-type="float">
            <text:p>30542</text:p>
          </table:table-cell>
          <table:table-cell table:formula="of:=FLOOR([.$B$41]*[.$B$42]*[.$B$43]/[.$A52]/([.D$15]/1000))" office:value-type="float" office:value="16791" calcext:value-type="float">
            <text:p>16791</text:p>
          </table:table-cell>
          <table:table-cell table:formula="of:=FLOOR([.$B$41]*[.$B$42]*[.$B$43]/[.$A52]/([.E$15]/1000))" office:value-type="float" office:value="8395" calcext:value-type="float">
            <text:p>8395</text:p>
          </table:table-cell>
          <table:table-cell table:formula="of:=FLOOR([.$B$41]*[.$B$42]*[.$B$43]/[.$A52]/([.F$15]/1000))" office:value-type="float" office:value="4661" calcext:value-type="float">
            <text:p>4661</text:p>
          </table:table-cell>
          <table:table-cell table:formula="of:=FLOOR([.$B$41]*[.$B$42]*[.$B$43]/[.$A52]/([.G$15]/1000))" office:value-type="float" office:value="2330" calcext:value-type="float">
            <text:p>2330</text:p>
          </table:table-cell>
          <table:table-cell/>
          <table:table-cell table:formula="of:=[.$B$41]*[.$B$42]*[.$B$43]/[.$A52]" office:value-type="float" office:value="3456" calcext:value-type="float">
            <text:p>34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B$41]*[.$B$42]*[.$B$43]/[.$A53]/([.B$15]/1000))" office:value-type="float" office:value="28008" calcext:value-type="float">
            <text:p>28008</text:p>
          </table:table-cell>
          <table:table-cell table:formula="of:=FLOOR([.$B$41]*[.$B$42]*[.$B$43]/[.$A53]/([.C$15]/1000))" office:value-type="float" office:value="15271" calcext:value-type="float">
            <text:p>15271</text:p>
          </table:table-cell>
          <table:table-cell table:formula="of:=FLOOR([.$B$41]*[.$B$42]*[.$B$43]/[.$A53]/([.D$15]/1000))" office:value-type="float" office:value="8395" calcext:value-type="float">
            <text:p>8395</text:p>
          </table:table-cell>
          <table:table-cell table:formula="of:=FLOOR([.$B$41]*[.$B$42]*[.$B$43]/[.$A53]/([.E$15]/1000))" office:value-type="float" office:value="4197" calcext:value-type="float">
            <text:p>4197</text:p>
          </table:table-cell>
          <table:table-cell table:formula="of:=FLOOR([.$B$41]*[.$B$42]*[.$B$43]/[.$A53]/([.F$15]/1000))" office:value-type="float" office:value="2330" calcext:value-type="float">
            <text:p>2330</text:p>
          </table:table-cell>
          <table:table-cell table:formula="of:=FLOOR([.$B$41]*[.$B$42]*[.$B$43]/[.$A53]/([.G$15]/1000))" office:value-type="float" office:value="1165" calcext:value-type="float">
            <text:p>1165</text:p>
          </table:table-cell>
          <table:table-cell/>
          <table:table-cell table:formula="of:=[.$B$41]*[.$B$42]*[.$B$43]/[.$A53]" office:value-type="float" office:value="1728" calcext:value-type="float">
            <text:p>172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B$41]*[.$B$42]*[.$B$43]/[.$A54]/([.B$15]/1000))" office:value-type="float" office:value="11203" calcext:value-type="float">
            <text:p>11203</text:p>
          </table:table-cell>
          <table:table-cell table:formula="of:=FLOOR([.$B$41]*[.$B$42]*[.$B$43]/[.$A54]/([.C$15]/1000))" office:value-type="float" office:value="6108" calcext:value-type="float">
            <text:p>6108</text:p>
          </table:table-cell>
          <table:table-cell table:formula="of:=FLOOR([.$B$41]*[.$B$42]*[.$B$43]/[.$A54]/([.D$15]/1000))" office:value-type="float" office:value="3358" calcext:value-type="float">
            <text:p>3358</text:p>
          </table:table-cell>
          <table:table-cell table:formula="of:=FLOOR([.$B$41]*[.$B$42]*[.$B$43]/[.$A54]/([.E$15]/1000))" office:value-type="float" office:value="1679" calcext:value-type="float">
            <text:p>1679</text:p>
          </table:table-cell>
          <table:table-cell table:formula="of:=FLOOR([.$B$41]*[.$B$42]*[.$B$43]/[.$A54]/([.F$15]/1000))" office:value-type="float" office:value="932" calcext:value-type="float">
            <text:p>932</text:p>
          </table:table-cell>
          <table:table-cell table:formula="of:=FLOOR([.$B$41]*[.$B$42]*[.$B$43]/[.$A54]/([.G$15]/1000))" office:value-type="float" office:value="466" calcext:value-type="float">
            <text:p>466</text:p>
          </table:table-cell>
          <table:table-cell/>
          <table:table-cell table:formula="of:=[.$B$41]*[.$B$42]*[.$B$43]/[.$A54]" office:value-type="float" office:value="691.2" calcext:value-type="float">
            <text:p>691,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[.$B$41]*[.$B$42]*[.$B$43]/[.$A55]/([.B$15]/1000))" office:value-type="float" office:value="5601" calcext:value-type="float">
            <text:p>5601</text:p>
          </table:table-cell>
          <table:table-cell table:formula="of:=FLOOR([.$B$41]*[.$B$42]*[.$B$43]/[.$A55]/([.C$15]/1000))" office:value-type="float" office:value="3054" calcext:value-type="float">
            <text:p>3054</text:p>
          </table:table-cell>
          <table:table-cell table:formula="of:=FLOOR([.$B$41]*[.$B$42]*[.$B$43]/[.$A55]/([.D$15]/1000))" office:value-type="float" office:value="1679" calcext:value-type="float">
            <text:p>1679</text:p>
          </table:table-cell>
          <table:table-cell table:formula="of:=FLOOR([.$B$41]*[.$B$42]*[.$B$43]/[.$A55]/([.E$15]/1000))" office:value-type="float" office:value="839" calcext:value-type="float">
            <text:p>839</text:p>
          </table:table-cell>
          <table:table-cell table:formula="of:=FLOOR([.$B$41]*[.$B$42]*[.$B$43]/[.$A55]/([.F$15]/1000))" office:value-type="float" office:value="466" calcext:value-type="float">
            <text:p>466</text:p>
          </table:table-cell>
          <table:table-cell table:formula="of:=FLOOR([.$B$41]*[.$B$42]*[.$B$43]/[.$A55]/([.G$15]/1000))" office:value-type="float" office:value="233" calcext:value-type="float">
            <text:p>233</text:p>
          </table:table-cell>
          <table:table-cell/>
          <table:table-cell table:formula="of:=[.$B$41]*[.$B$42]*[.$B$43]/[.$A55]" office:value-type="float" office:value="345.6" calcext:value-type="float">
            <text:p>345,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FLOOR([.$B$41]*[.$B$42]*[.$B$43]/[.$A56]/([.B$15]/1000))" office:value-type="float" office:value="1120" calcext:value-type="float">
            <text:p>1120</text:p>
          </table:table-cell>
          <table:table-cell table:formula="of:=FLOOR([.$B$41]*[.$B$42]*[.$B$43]/[.$A56]/([.C$15]/1000))" office:value-type="float" office:value="610" calcext:value-type="float">
            <text:p>610</text:p>
          </table:table-cell>
          <table:table-cell table:formula="of:=FLOOR([.$B$41]*[.$B$42]*[.$B$43]/[.$A56]/([.D$15]/1000))" office:value-type="float" office:value="335" calcext:value-type="float">
            <text:p>335</text:p>
          </table:table-cell>
          <table:table-cell table:formula="of:=FLOOR([.$B$41]*[.$B$42]*[.$B$43]/[.$A56]/([.E$15]/1000))" office:value-type="float" office:value="167" calcext:value-type="float">
            <text:p>167</text:p>
          </table:table-cell>
          <table:table-cell table:formula="of:=FLOOR([.$B$41]*[.$B$42]*[.$B$43]/[.$A56]/([.F$15]/1000))" office:value-type="float" office:value="93" calcext:value-type="float">
            <text:p>93</text:p>
          </table:table-cell>
          <table:table-cell table:formula="of:=FLOOR([.$B$41]*[.$B$42]*[.$B$43]/[.$A56]/([.G$15]/1000))" office:value-type="float" office:value="46" calcext:value-type="float">
            <text:p>46</text:p>
          </table:table-cell>
          <table:table-cell/>
          <table:table-cell table:formula="of:=[.$B$41]*[.$B$42]*[.$B$43]/[.$A56]" office:value-type="float" office:value="69.12" calcext:value-type="float">
            <text:p>69,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</number:percentage-style>
    <number:percentage-style style:name="N112">
      <number:number number:decimal-places="3" loext:min-decimal-places="3" number:min-integer-digits="1"/>
      <number:text>%</number:text>
    </number:percentage-style>
    <number:percentage-style style:name="N113">
      <number:number number:decimal-places="2" loext:min-decimal-places="2" number:min-integer-digits="1"/>
      <number:text>%</number:text>
    </number:percentage-style>
    <number:number-style style:name="N114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7:43:07.798745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23.230996760</meta:creation-date>
    <dc:date>2017-05-16T18:46:12.439953613</dc:date>
    <meta:editing-duration>PT44M27S</meta:editing-duration>
    <meta:editing-cycles>11</meta:editing-cycles>
    <meta:generator>LibreOffice/5.2.6.2$Linux_X86_64 LibreOffice_project/20m0$Build-2</meta:generator>
    <meta:document-statistic meta:table-count="1" meta:cell-count="290" meta:object-count="0"/>
  </office:meta>
</office:document-meta>
</file>